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8169.453125" calcext:value-type="float">
            <text:p>-248169.453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8100.1875" calcext:value-type="float">
            <text:p>-228100.1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27905.671875" calcext:value-type="float">
            <text:p>-227905.671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27451.40625" calcext:value-type="float">
            <text:p>-227451.40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28244.53125" calcext:value-type="float">
            <text:p>-228244.53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28505.4375" calcext:value-type="float">
            <text:p>-228505.4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27948.765625" calcext:value-type="float">
            <text:p>-227948.765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28164.84375" calcext:value-type="float">
            <text:p>-228164.84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28673.5625" calcext:value-type="float">
            <text:p>-228673.56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28890.953125" calcext:value-type="float">
            <text:p>-228890.953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8900.25" calcext:value-type="float">
            <text:p>-228900.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28202.421875" calcext:value-type="float">
            <text:p>-228202.421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28047.046875" calcext:value-type="float">
            <text:p>-228047.046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28315.703125" calcext:value-type="float">
            <text:p>-228315.703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28527.578125" calcext:value-type="float">
            <text:p>-228527.578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28832.796875" calcext:value-type="float">
            <text:p>-228832.796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28401.015625" calcext:value-type="float">
            <text:p>-228401.015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29204.515625" calcext:value-type="float">
            <text:p>-229204.5156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28500" calcext:value-type="float">
            <text:p>-2285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28337.625" calcext:value-type="float">
            <text:p>-228337.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28469.6875" calcext:value-type="float">
            <text:p>-228469.6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28867.328125" calcext:value-type="float">
            <text:p>-228867.3281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8692.0625" calcext:value-type="float">
            <text:p>-228692.06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28534.9375" calcext:value-type="float">
            <text:p>-228534.93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28244.03125" calcext:value-type="float">
            <text:p>-228244.03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28489.546875" calcext:value-type="float">
            <text:p>-228489.546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28907.703125" calcext:value-type="float">
            <text:p>-228907.703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28755.875" calcext:value-type="float">
            <text:p>-228755.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28448.140625" calcext:value-type="float">
            <text:p>-228448.1406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28592.234375" calcext:value-type="float">
            <text:p>-228592.2343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228413.078125" calcext:value-type="float">
            <text:p>-228413.078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228887.515625" calcext:value-type="float">
            <text:p>-228887.515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28139.03125" calcext:value-type="float">
            <text:p>-228139.03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28398.953125" calcext:value-type="float">
            <text:p>-228398.953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28410.828125" calcext:value-type="float">
            <text:p>-228410.8281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228263.921875" calcext:value-type="float">
            <text:p>-228263.9218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28298.53125" calcext:value-type="float">
            <text:p>-228298.531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28875.484375" calcext:value-type="float">
            <text:p>-228875.4843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28303.875" calcext:value-type="float">
            <text:p>-228303.8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28671.328125" calcext:value-type="float">
            <text:p>-228671.328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28143.859375" calcext:value-type="float">
            <text:p>-228143.8593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28513.265625" calcext:value-type="float">
            <text:p>-228513.2656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28572.578125" calcext:value-type="float">
            <text:p>-228572.5781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28529.84375" calcext:value-type="float">
            <text:p>-228529.843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28765.65625" calcext:value-type="float">
            <text:p>-228765.656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28607.78125" calcext:value-type="float">
            <text:p>-228607.781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28396.859375" calcext:value-type="float">
            <text:p>-228396.8593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28850.8125" calcext:value-type="float">
            <text:p>-228850.81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28635.53125" calcext:value-type="float">
            <text:p>-228635.531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28213.46875" calcext:value-type="float">
            <text:p>-228213.46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28088.953125" calcext:value-type="float">
            <text:p>-228088.95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5:07:35.978910281</meta:creation-date>
    <dc:date>2019-08-29T15:08:00.593389209</dc:date>
    <meta:editing-duration>PT24S</meta:editing-duration>
    <meta:editing-cycles>1</meta:editing-cycles>
    <meta:document-statistic meta:table-count="1" meta:cell-count="102" meta:object-count="0"/>
    <meta:generator>LibreOffice/5.3.6.1$Linux_X86_64 LibreOffice_project/30$Build-1</meta:generator>
  </office:meta>
</office:document-meta>
</file>